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 draw:fit-to-contour="true" fo:padding-top="0cm" fo:padding-bottom="0cm" fo:padding-left="0cm" fo:padding-right="0cm"/>
    </style:style>
    <style:style style:name="gr3" style:family="graphic" style:parent-style-name="standard">
      <style:graphic-properties draw:stroke="none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5cm" svg:height="1.1cm" svg:x="1.4cm" svg:y="1.4cm">
          <text:p text:style-name="P1">Genlock</text:p>
        </draw:rect>
        <draw:rect draw:style-name="gr1" draw:text-style-name="P2" draw:id="id3" draw:layer="layout" svg:width="3.5cm" svg:height="1.1cm" svg:x="5.4cm" svg:y="1.4cm">
          <text:p text:style-name="P1">LTC</text:p>
        </draw:rect>
        <draw:rect draw:style-name="gr1" draw:text-style-name="P2" draw:layer="layout" svg:width="3.5cm" svg:height="1.1cm" svg:x="9.4cm" svg:y="1.4cm">
          <text:p text:style-name="P1">PRESET</text:p>
        </draw:rect>
        <draw:rect draw:style-name="gr1" draw:text-style-name="P2" draw:id="id1" draw:layer="layout" svg:width="6.5cm" svg:height="2.5cm" svg:x="3.9cm" svg:y="3.6cm">
          <text:p text:style-name="P1">Menu</text:p>
          <text:p text:style-name="P1">PT8616</text:p>
          <text:p text:style-name="P1">LTC</text:p>
        </draw:rect>
        <draw:rect draw:style-name="gr2" draw:text-style-name="P3" draw:id="id2" draw:layer="layout" svg:width="4.1cm" svg:height="3.4cm" svg:x="5cm" svg:y="7.2cm">
          <text:p text:style-name="P1"><text:span text:style-name="T1">SUBMENU</text:span></text:p>
        </draw:rect>
        <draw:rect draw:style-name="gr3" draw:text-style-name="P1" draw:layer="layout" svg:width="4.1cm" svg:height="0.5cm" svg:x="5cm" svg:y="8cm">
          <text:p text:style-name="P1">OFFSET</text:p>
        </draw:rect>
        <draw:rect draw:style-name="gr3" draw:text-style-name="P1" draw:id="id4" draw:layer="layout" svg:width="4.1cm" svg:height="0.5cm" svg:x="5cm" svg:y="8.6cm">
          <text:p text:style-name="P1">FORMAT</text:p>
        </draw:rect>
        <draw:rect draw:style-name="gr3" draw:text-style-name="P1" draw:id="id8" draw:layer="layout" svg:width="4.1cm" svg:height="0.5cm" svg:x="5cm" svg:y="9.2cm">
          <text:p text:style-name="P1">TIME</text:p>
        </draw:rect>
        <draw:rect draw:style-name="gr3" draw:text-style-name="P1" draw:layer="layout" svg:width="4.1cm" svg:height="0.5cm" svg:x="5cm" svg:y="9.8cm">
          <text:p text:style-name="P1">SYNC</text:p>
        </draw:rect>
        <draw:connector draw:style-name="gr4" draw:text-style-name="P2" draw:layer="layout" svg:x1="7.15cm" svg:y1="6.1cm" svg:x2="7.05cm" svg:y2="7.2cm" draw:start-shape="id1" draw:start-glue-point="2" draw:end-shape="id2" draw:end-glue-point="0">
          <text:p/>
        </draw:connector>
        <draw:connector draw:style-name="gr4" draw:text-style-name="P2" draw:layer="layout" svg:x1="7.15cm" svg:y1="2.5cm" svg:x2="7.15cm" svg:y2="3.6cm" draw:start-shape="id3" draw:start-glue-point="2" draw:end-shape="id1" draw:end-glue-point="0">
          <text:p/>
        </draw:connector>
        <draw:rect draw:style-name="gr2" draw:text-style-name="P3" draw:id="id5" draw:layer="layout" svg:width="4cm" svg:height="2.3cm" svg:x="5.1cm" svg:y="11.3cm">
          <text:p text:style-name="P1"><text:span text:style-name="T1">2ND MENU</text:span></text:p>
        </draw:rect>
        <draw:rect draw:style-name="gr3" draw:text-style-name="P1" draw:layer="layout" svg:width="3.9cm" svg:height="0.5cm" svg:x="5.1cm" svg:y="12.1cm">
          <text:p text:style-name="P1">FORMAT</text:p>
        </draw:rect>
        <draw:rect draw:style-name="gr3" draw:text-style-name="P1" draw:id="id6" draw:layer="layout" svg:width="3.9cm" svg:height="0.5cm" svg:x="5.1cm" svg:y="12.7cm">
          <text:p text:style-name="P1">SYNCMODE</text:p>
        </draw:rect>
        <draw:connector draw:style-name="gr4" draw:text-style-name="P2" draw:layer="layout" draw:line-skew="-0.5cm 0.497cm" svg:x1="5cm" svg:y1="8.85cm" svg:x2="7.1cm" svg:y2="11.3cm" draw:start-shape="id4" draw:start-glue-point="3" draw:end-shape="id5" draw:end-glue-point="0">
          <text:p/>
        </draw:connector>
        <draw:rect draw:style-name="gr2" draw:text-style-name="P3" draw:id="id7" draw:layer="layout" svg:width="4cm" svg:height="2.4cm" svg:x="5.1cm" svg:y="14.3cm">
          <text:p text:style-name="P1"><text:span text:style-name="T1">3RD MENU</text:span></text:p>
        </draw:rect>
        <draw:rect draw:style-name="gr3" draw:text-style-name="P1" draw:layer="layout" svg:width="3.9cm" svg:height="0.5cm" svg:x="5.1cm" svg:y="15.1cm">
          <text:p text:style-name="P1">SYNCMODE</text:p>
        </draw:rect>
        <draw:rect draw:style-name="gr3" draw:text-style-name="P1" draw:layer="layout" svg:width="3.9cm" svg:height="0.5cm" svg:x="5.1cm" svg:y="15.7cm">
          <text:p text:style-name="P1">TIME</text:p>
        </draw:rect>
        <draw:connector draw:style-name="gr4" draw:text-style-name="P2" draw:layer="layout" draw:line-skew="-0.6cm 1.805cm" svg:x1="5.1cm" svg:y1="12.95cm" svg:x2="7.1cm" svg:y2="14.3cm" draw:start-shape="id6" draw:start-glue-point="3" draw:end-shape="id7" draw:end-glue-point="0">
          <text:p/>
        </draw:connector>
        <draw:rect draw:style-name="gr2" draw:text-style-name="P3" draw:id="id9" draw:layer="layout" svg:width="4cm" svg:height="2.1cm" svg:x="5.1cm" svg:y="17.4cm">
          <text:p text:style-name="P1"><text:span text:style-name="T1">2ND MENU</text:span></text:p>
        </draw:rect>
        <draw:rect draw:style-name="gr3" draw:text-style-name="P1" draw:id="id10" draw:layer="layout" svg:width="3.9cm" svg:height="0.5cm" svg:x="5.1cm" svg:y="18.2cm">
          <text:p text:style-name="P1">TIMEZONE</text:p>
        </draw:rect>
        <draw:rect draw:style-name="gr3" draw:text-style-name="P1" draw:id="id16" draw:layer="layout" svg:width="3.9cm" svg:height="0.5cm" svg:x="5.1cm" svg:y="18.8cm">
          <text:p text:style-name="P1">DAYLIGHT</text:p>
        </draw:rect>
        <draw:connector draw:style-name="gr4" draw:text-style-name="P2" draw:layer="layout" draw:line-skew="0.4cm 3.397cm" svg:x1="9.1cm" svg:y1="9.45cm" svg:x2="7.1cm" svg:y2="17.4cm" draw:start-shape="id8" draw:start-glue-point="1" draw:end-shape="id9" draw:end-glue-point="0">
          <text:p/>
        </draw:connector>
        <draw:rect draw:style-name="gr2" draw:text-style-name="P3" draw:id="id11" draw:layer="layout" svg:width="4cm" svg:height="1.8cm" svg:x="5.1cm" svg:y="20.2cm">
          <text:p text:style-name="P1"><text:span text:style-name="T1">3RD MENU</text:span></text:p>
        </draw:rect>
        <draw:rect draw:style-name="gr3" draw:text-style-name="P1" draw:layer="layout" svg:width="3.9cm" svg:height="0.5cm" svg:x="5.1cm" svg:y="21cm">
          <text:p text:style-name="P1">TIMEZONE</text:p>
        </draw:rect>
        <draw:connector draw:style-name="gr4" draw:text-style-name="P2" draw:layer="layout" draw:line-skew="-0.6cm 0.397cm" svg:x1="5.1cm" svg:y1="18.45cm" svg:x2="7.1cm" svg:y2="20.2cm" draw:start-shape="id10" draw:start-glue-point="3" draw:end-shape="id11" draw:end-glue-point="0">
          <text:p/>
        </draw:connector>
        <draw:rect draw:style-name="gr2" draw:text-style-name="P3" draw:id="id17" draw:layer="layout" svg:width="4cm" svg:height="3.3cm" svg:x="5.1cm" svg:y="22.8cm">
          <text:p text:style-name="P1"><text:span text:style-name="T1">3RD MENU</text:span></text:p>
        </draw:rect>
        <draw:rect draw:style-name="gr3" draw:text-style-name="P1" draw:layer="layout" svg:width="3.9cm" svg:height="0.5cm" svg:x="5.1cm" svg:y="23.6cm">
          <text:p text:style-name="P1">DST MODE</text:p>
        </draw:rect>
        <draw:rect draw:style-name="gr3" draw:text-style-name="P1" draw:layer="layout" svg:width="3.9cm" svg:height="0.5cm" svg:x="5.1cm" svg:y="24.2cm">
          <text:p text:style-name="P1">DST STATE</text:p>
        </draw:rect>
        <draw:rect draw:style-name="gr3" draw:text-style-name="P1" draw:id="id12" draw:layer="layout" svg:width="3.9cm" svg:height="0.5cm" svg:x="5.1cm" svg:y="24.8cm">
          <text:p text:style-name="P1">START</text:p>
        </draw:rect>
        <draw:rect draw:style-name="gr3" draw:text-style-name="P1" draw:id="id14" draw:layer="layout" svg:width="3.9cm" svg:height="0.5cm" svg:x="5.1cm" svg:y="25.4cm">
          <text:p text:style-name="P1">END</text:p>
        </draw:rect>
        <draw:rect draw:style-name="gr2" draw:text-style-name="P3" draw:layer="layout" svg:width="4cm" svg:height="1.8cm" svg:x="10.5cm" svg:y="23cm">
          <text:p text:style-name="P1"><text:span text:style-name="T1">4TH MENU</text:span></text:p>
        </draw:rect>
        <draw:rect draw:style-name="gr3" draw:text-style-name="P1" draw:id="id13" draw:layer="layout" svg:width="3.9cm" svg:height="0.5cm" svg:x="10.5cm" svg:y="23.8cm">
          <text:p text:style-name="P1">DATE/TIME</text:p>
        </draw:rect>
        <draw:rect draw:style-name="gr2" draw:text-style-name="P3" draw:layer="layout" svg:width="4cm" svg:height="1.8cm" svg:x="10.5cm" svg:y="25.5cm">
          <text:p text:style-name="P1"><text:span text:style-name="T1">4TH MENU</text:span></text:p>
        </draw:rect>
        <draw:rect draw:style-name="gr3" draw:text-style-name="P1" draw:id="id15" draw:layer="layout" svg:width="3.9cm" svg:height="0.5cm" svg:x="10.5cm" svg:y="26.3cm">
          <text:p text:style-name="P1">DATE/TIME</text:p>
        </draw:rect>
        <draw:connector draw:style-name="gr4" draw:text-style-name="P2" draw:layer="layout" svg:x1="9cm" svg:y1="25.05cm" svg:x2="10.5cm" svg:y2="24.05cm" draw:start-shape="id12" draw:start-glue-point="1" draw:end-shape="id13" draw:end-glue-point="3">
          <text:p/>
        </draw:connector>
        <draw:connector draw:style-name="gr4" draw:text-style-name="P2" draw:layer="layout" svg:x1="9cm" svg:y1="25.65cm" svg:x2="10.5cm" svg:y2="26.55cm" draw:start-shape="id14" draw:start-glue-point="1" draw:end-shape="id15" draw:end-glue-point="3">
          <text:p/>
        </draw:connector>
        <draw:connector draw:style-name="gr4" draw:text-style-name="P2" draw:layer="layout" draw:line-skew="0.5cm 1.397cm" svg:x1="9cm" svg:y1="19.05cm" svg:x2="7.1cm" svg:y2="22.8cm" draw:start-shape="id16" draw:start-glue-point="1" draw:end-shape="id17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ens hansen</meta:initial-creator>
    <meta:creation-date>2008-01-02T10:40:56</meta:creation-date>
    <dc:creator>jens hansen</dc:creator>
    <dc:date>2008-01-02T11:25:13</dc:date>
    <dc:language>da-DK</dc:language>
    <meta:editing-cycles>4</meta:editing-cycles>
    <meta:editing-duration>PT12M4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